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8" style:family="paragraph" style:parent-style-name="Standard">
      <style:text-properties officeooo:paragraph-rsid="0d2e61eb"/>
    </style:style>
    <style:style style:name="P69" style:family="paragraph" style:parent-style-name="Standard">
      <style:text-properties officeooo:paragraph-rsid="0d804757"/>
    </style:style>
    <style:style style:name="P70" style:family="paragraph" style:parent-style-name="Standard">
      <style:text-properties officeooo:paragraph-rsid="0da26ad3"/>
    </style:style>
    <style:style style:name="P71" style:family="paragraph" style:parent-style-name="Standard">
      <style:text-properties officeooo:paragraph-rsid="0d1be4a7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paragraph-rsid="0daef67d"/>
    </style:style>
    <style:style style:name="P74" style:family="paragraph" style:parent-style-name="Standard">
      <style:text-properties officeooo:paragraph-rsid="0db0d4d1"/>
    </style:style>
    <style:style style:name="P75" style:family="paragraph" style:parent-style-name="Standard">
      <style:text-properties officeooo:paragraph-rsid="0db40abc"/>
    </style:style>
    <style:style style:name="P76" style:family="paragraph" style:parent-style-name="Standard">
      <style:text-properties officeooo:paragraph-rsid="0dbf3336"/>
    </style:style>
    <style:style style:name="P77" style:family="paragraph" style:parent-style-name="Standard">
      <style:text-properties officeooo:paragraph-rsid="0dce9327"/>
    </style:style>
    <style:style style:name="P78" style:family="paragraph" style:parent-style-name="Standard">
      <style:text-properties officeooo:rsid="0dde9a1c" officeooo:paragraph-rsid="0dde9a1c"/>
    </style:style>
    <style:style style:name="P79" style:family="paragraph" style:parent-style-name="Standard">
      <style:text-properties officeooo:rsid="0dde9a1c" officeooo:paragraph-rsid="0ddfbc49"/>
    </style:style>
    <style:style style:name="P80" style:family="paragraph" style:parent-style-name="Standard">
      <style:text-properties officeooo:paragraph-rsid="0deb3f7d"/>
    </style:style>
    <style:style style:name="P81" style:family="paragraph" style:parent-style-name="Footnote">
      <style:text-properties officeooo:paragraph-rsid="04473353"/>
    </style:style>
    <style:style style:name="P82" style:family="paragraph" style:parent-style-name="Footnote">
      <style:text-properties officeooo:paragraph-rsid="0cf7e116"/>
    </style:style>
    <style:style style:name="P83" style:family="paragraph" style:parent-style-name="Footnote">
      <style:text-properties officeooo:paragraph-rsid="0d2b38cd"/>
    </style:style>
    <style:style style:name="P84" style:family="paragraph" style:parent-style-name="Footnote">
      <style:text-properties officeooo:rsid="043ccc66" officeooo:paragraph-rsid="0dca2508"/>
    </style:style>
    <style:style style:name="P85" style:family="paragraph" style:parent-style-name="Footnote">
      <style:text-properties officeooo:rsid="043ccc66" officeooo:paragraph-rsid="0e50324d"/>
    </style:style>
    <style:style style:name="P86" style:family="paragraph" style:parent-style-name="Footnote">
      <style:text-properties officeooo:rsid="043ccc66" officeooo:paragraph-rsid="0e5afad8"/>
    </style:style>
    <style:style style:name="P87" style:family="paragraph" style:parent-style-name="Standard">
      <style:text-properties officeooo:paragraph-rsid="0e0f3ce4"/>
    </style:style>
    <style:style style:name="P88" style:family="paragraph" style:parent-style-name="Standard">
      <style:text-properties officeooo:rsid="0e12a1f2" officeooo:paragraph-rsid="0e12a1f2"/>
    </style:style>
    <style:style style:name="P89" style:family="paragraph" style:parent-style-name="Standard">
      <style:text-properties officeooo:paragraph-rsid="0e12a1f2"/>
    </style:style>
    <style:style style:name="P90" style:family="paragraph" style:parent-style-name="Standard">
      <style:text-properties officeooo:paragraph-rsid="0e153b91"/>
    </style:style>
    <style:style style:name="P91" style:family="paragraph" style:parent-style-name="Footnote">
      <style:text-properties officeooo:paragraph-rsid="0e1736d1"/>
    </style:style>
    <style:style style:name="P92" style:family="paragraph" style:parent-style-name="Standard">
      <style:text-properties officeooo:paragraph-rsid="0e26e14b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6" style:family="paragraph" style:parent-style-name="Standard">
      <style:text-properties officeooo:paragraph-rsid="0e5c6890"/>
    </style:style>
    <style:style style:name="P97" style:family="paragraph" style:parent-style-name="Standard">
      <style:text-properties officeooo:paragraph-rsid="0e6e7b19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93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cb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color="#000000" loext:opacity="100%" style:text-line-through-style="none" style:text-line-through-type="none" style:text-underline-style="none"/>
    </style:style>
    <style:style style:name="T279" style:family="text">
      <style:text-properties fo:color="#000000" loext:opacity="100%" style:text-line-through-style="none" style:text-line-through-type="none" style:text-underline-style="none" officeooo:rsid="0aabd8f8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5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2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3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4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5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56" style:family="text">
      <style:text-properties fo:color="#000000" loext:opacity="100%" officeooo:rsid="004804ae"/>
    </style:style>
    <style:style style:name="T357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77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7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7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8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officeooo:rsid="047da547"/>
    </style:style>
    <style:style style:name="T39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4" style:family="text">
      <style:text-properties style:use-window-font-color="true" loext:opacity="0%" style:font-name="Liberation Sans" fo:font-size="12pt" style:font-size-asian="12pt" style:font-size-complex="12pt"/>
    </style:style>
    <style:style style:name="T415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6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7" style:family="text">
      <style:text-properties officeooo:rsid="04473353"/>
    </style:style>
    <style:style style:name="T41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0" style:family="text">
      <style:text-properties officeooo:rsid="0a6f0a69"/>
    </style:style>
    <style:style style:name="T421" style:family="text">
      <style:text-properties officeooo:rsid="0aace3cd"/>
    </style:style>
    <style:style style:name="T422" style:family="text">
      <style:text-properties officeooo:rsid="0b952edb"/>
    </style:style>
    <style:style style:name="T423" style:family="text">
      <style:text-properties fo:font-size="8pt" style:font-size-asian="8pt" style:font-size-complex="8pt" loext:padding="0.049cm" loext:border="0.31pt solid #000000"/>
    </style:style>
    <style:style style:name="T424" style:family="text">
      <style:text-properties officeooo:rsid="0394a435"/>
    </style:style>
    <style:style style:name="T425" style:family="text">
      <style:text-properties officeooo:rsid="0be4091b"/>
    </style:style>
    <style:style style:name="T426" style:family="text">
      <style:text-properties officeooo:rsid="0bf888a9"/>
    </style:style>
    <style:style style:name="T427" style:family="text">
      <style:text-properties officeooo:rsid="0cf7e116"/>
    </style:style>
    <style:style style:name="T428" style:family="text">
      <style:text-properties officeooo:rsid="0d52ea33"/>
    </style:style>
    <style:style style:name="T429" style:family="text">
      <style:text-properties officeooo:rsid="0de11971"/>
    </style:style>
    <style:style style:name="T430" style:family="text">
      <style:text-properties style:font-name="Liberation Sans"/>
    </style:style>
    <style:style style:name="T431" style:family="text">
      <style:text-properties style:font-name="Liberation Sans" fo:font-size="12pt"/>
    </style:style>
    <style:style style:name="T43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5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0" style:family="text">
      <style:text-properties style:font-name="Liberation Sans" fo:font-size="12pt" fo:font-style="normal" officeooo:rsid="00bddfbe" style:font-size-asian="12pt" style:font-size-complex="12pt"/>
    </style:style>
    <style:style style:name="T441" style:family="text">
      <style:text-properties style:font-name="Liberation Sans" fo:font-size="12pt" officeooo:rsid="047da547" style:font-size-asian="12pt"/>
    </style:style>
    <style:style style:name="T442" style:family="text">
      <style:text-properties style:font-name="Liberation Sans" fo:font-size="12pt" style:font-size-asian="12pt" style:font-size-complex="12pt"/>
    </style:style>
    <style:style style:name="T443" style:family="text">
      <style:text-properties style:font-name="Liberation Sans" fo:font-size="12pt" officeooo:rsid="01657261" style:font-size-asian="12pt" style:font-size-complex="12pt"/>
    </style:style>
    <style:style style:name="T444" style:family="text">
      <style:text-properties style:font-name="Liberation Sans" fo:font-size="12pt" officeooo:rsid="00bddfbe" style:font-size-asian="12pt" style:font-size-complex="12pt"/>
    </style:style>
    <style:style style:name="T445" style:family="text">
      <style:text-properties style:font-name="Liberation Sans" fo:font-size="12pt" officeooo:rsid="050aa1f1" style:font-size-asian="12pt" style:font-size-complex="12pt"/>
    </style:style>
    <style:style style:name="T446" style:family="text">
      <style:text-properties style:font-name="Liberation Sans" fo:font-size="12pt" officeooo:rsid="05903285" style:font-size-asian="12pt" style:font-size-complex="12pt"/>
    </style:style>
    <style:style style:name="T447" style:family="text">
      <style:text-properties style:font-name="Liberation Sans" fo:font-size="12pt" officeooo:rsid="0594b105" style:font-size-asian="12pt" style:font-size-complex="12pt"/>
    </style:style>
    <style:style style:name="T448" style:family="text">
      <style:text-properties style:font-name="Liberation Sans" fo:font-size="12pt" officeooo:rsid="0d1ec96e" style:font-size-asian="12pt" style:font-size-complex="12pt"/>
    </style:style>
    <style:style style:name="T449" style:family="text">
      <style:text-properties style:font-name="Liberation Sans" fo:font-size="12pt" officeooo:rsid="0e2b2f17" style:font-size-asian="12pt" style:font-size-complex="12pt"/>
    </style:style>
    <style:style style:name="T450" style:family="text">
      <style:text-properties style:font-name="Liberation Sans" fo:font-size="12pt" officeooo:rsid="0e2e0824" style:font-size-asian="12pt" style:font-size-complex="12pt"/>
    </style:style>
    <style:style style:name="T451" style:family="text">
      <style:text-properties style:font-name="Liberation Sans" officeooo:rsid="047fb57c"/>
    </style:style>
    <style:style style:name="T452" style:family="text">
      <style:text-properties style:font-name="Liberation Sans" officeooo:rsid="047da547"/>
    </style:style>
    <style:style style:name="T453" style:family="text">
      <style:text-properties officeooo:rsid="0dfbebc7"/>
    </style:style>
    <style:style style:name="T454" style:family="text">
      <style:text-properties officeooo:rsid="01657261" style:font-size-complex="12pt"/>
    </style:style>
    <style:style style:name="T455" style:family="text">
      <style:text-properties officeooo:rsid="0e1fd37f"/>
    </style:style>
    <style:style style:name="T456" style:family="text">
      <style:text-properties fo:font-weight="bold" officeooo:rsid="0e59b6fb" style:font-weight-asian="bold" style:font-weight-complex="bold"/>
    </style:style>
    <style:style style:name="T457" style:family="text">
      <style:text-properties officeooo:rsid="0e3b8d4d"/>
    </style:style>
    <style:style style:name="T458" style:family="text">
      <style:text-properties officeooo:rsid="0e3cac9e"/>
    </style:style>
    <style:style style:name="T459" style:family="text">
      <style:text-properties officeooo:rsid="0e5635a7"/>
    </style:style>
    <style:style style:name="T460" style:family="text">
      <style:text-properties officeooo:rsid="0e56c5f4"/>
    </style:style>
    <style:style style:name="T461" style:family="text">
      <style:text-properties officeooo:rsid="0e5e443a"/>
    </style:style>
    <style:style style:name="T462" style:family="text">
      <style:text-properties officeooo:rsid="0e633903"/>
    </style:style>
    <style:style style:name="T463" style:family="text">
      <style:text-properties officeooo:rsid="0e64fc6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3" form:id="control1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5" form:id="control2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span text:style-name="Strong_20_Emphasis"><text:span text:style-name="T306">C</text:span></text:span><text:span text:style-name="Strong_20_Emphasis"><text:span text:style-name="T305">hecklist voor </text:span></text:span><text:span text:style-name="Strong_20_Emphasis"><text:span text:style-name="T307">de installatie</text:span></text:span><text:span text:style-name="Strong_20_Emphasis"><text:span text:style-name="T305"> van </text:span></text:span><text:reference-mark-start text:name="Distributie"/><text:span text:style-name="Strong_20_Emphasis"><text:span text:style-name="T308">Ubuntu</text:span></text:span><text:reference-mark-end text:name="Distributie"/><text:span text:style-name="Strong_20_Emphasis"><text:span text:style-name="T308"> </text:span></text:span><text:reference-mark-start text:name="Versie"/><text:span text:style-name="Strong_20_Emphasis"><text:span text:style-name="T309">2</text:span></text:span><text:span text:style-name="Strong_20_Emphasis"><text:span text:style-name="T315">2</text:span></text:span><text:span text:style-name="Strong_20_Emphasis"><text:span text:style-name="T310">.04</text:span></text:span><text:reference-mark-end text:name="Versie"/><text:span text:style-name="Strong_20_Emphasis"><text:span text:style-name="T316"> </text:span></text:span><text:span text:style-name="Strong_20_Emphasis"><text:span text:style-name="T317">LTS</text:span></text:span><text:span text:style-name="Strong_20_Emphasis"><text:span text:style-name="T311"><text:note text:id="ftn1" text:note-class="footnote"><text:note-citation>1</text:note-citation><text:note-body><text:p text:style-name="P91"><text:span text:style-name="T424">Deze versie </text:span><text:span text:style-name="T425">2</text:span><text:span text:style-name="T453">2</text:span><text:span text:style-name="T425">.04 </text:span><text:span text:style-name="T424">heeft codenaam Jammy Jellyfish (</text:span><text:span text:style-name="T357">jammy</text:span><text:span text:style-name="T424">) en is een zogenaamde LTS-versie (</text:span><text:span text:style-name="T429">LTS=</text:span><text:span text:style-name="T424">Long-Term Support, langetermijnondersteuning). <text:s/>Een LTS-versie verschijnt iedere twee jaar </text:span><text:span text:style-name="T428">in </text:span><text:span text:style-name="T424">april (deze in april 202</text:span><text:span text:style-name="T453">2</text:span><text:span text:style-name="T424">) en wordt </text:span><text:span text:style-name="T455">standaard </text:span><text:span text:style-name="T424">vanaf vrijgave </text:span><text:span text:style-name="T287">vijf</text:span><text:span text:style-name="T424"> jaar ondersteund</text:span><text:span text:style-name="T420"> </text:span><text:span text:style-name="T424">(</text:span><text:span text:style-name="T426">updates </text:span><text:span text:style-name="T424">tot april 202</text:span><text:span text:style-name="T453">7</text:span><text:span text:style-name="T420">)</text:span><text:span text:style-name="T424">.</text:span></text:p></text:note-body></text:note></text:span></text:span><text:span text:style-name="Strong_20_Emphasis"><text:span text:style-name="T312"> </text:span></text:span><text:reference-mark-start text:name="Editie"/><text:span text:style-name="Strong_20_Emphasis"><text:span text:style-name="T313">desktop</text:span></text:span><text:reference-mark-end text:name="Editie"/><text:span text:style-name="Strong_20_Emphasis"><text:span text:style-name="T314">.</text:span></text:span></text:p>
      <text:p text:style-name="P9"/>
      <text:p text:style-name="P90"><text:span text:style-name="T53">Kijk op</text:span><text:span text:style-name="T305"> </text:span><text:a xlink:type="simple" xlink:href="https://karelzimmer.nl/" text:style-name="Internet_20_link" text:visited-style-name="Visited_20_Internet_20_Link"><text:span text:style-name="Internet_20_link"><text:span text:style-name="T432">karelzimmer.nl</text:span></text:span></text:a><text:span text:style-name="T305"> </text:span><text:span text:style-name="T386">voor</text:span><text:span text:style-name="T387"> </text:span><text:span text:style-name="T388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7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0">V</text:span><text:span text:style-name="T451">ul de waarden in het tekstvak achter de </text:span><text:span text:style-name="Definition"><text:span text:style-name="T441">schuingedrukte</text:span></text:span><text:span text:style-name="T430"> </text:span><text:span text:style-name="T452">woorden </text:span><text:span text:style-name="T389">(zie toelichting)</text:span><text:span text:style-name="T452">:</text:span></text:p>
      <text:p text:style-name="P3"><text:span text:style-name="Definition"><text:span text:style-name="T408">g</text:span></text:span><text:span text:style-name="Definition"><text:span text:style-name="T407">ebruiker</text:span></text:span><text:span text:style-name="Definition"><text:span text:style-name="T395"><text:tab/><text:tab/></text:span></text:span><text:span text:style-name="Definition"><text:span text:style-name="T414"> <text:tab/><text:tab/></text:span></text:span><text:span text:style-name="T396"><draw:control text:anchor-type="as-char" svg:y="-0.429cm" draw:z-index="13" draw:name="Gebruiker" draw:style-name="gr2" draw:text-style-name="P104" svg:width="6.061cm" svg:height="0.6cm" draw:control="control14"><svg:title>Gebruiker</svg:title><svg:desc>Volledige naam, bijv. Jan Stek</svg:desc></draw:control></text:span><text:span text:style-name="T396"><text:tab/></text:span><text:span text:style-name="T397">(</text:span><text:span text:style-name="T391">volledige naam, bijv. </text:span><text:span text:style-name="T393">J</text:span><text:span text:style-name="T413">a</text:span><text:span text:style-name="T393">n </text:span><text:span text:style-name="T413">Jansen</text:span><text:span text:style-name="T392">)</text:span></text:p>
      <text:p text:style-name="Standard"><text:span text:style-name="Definition"><text:span text:style-name="T408">g</text:span></text:span><text:span text:style-name="Definition"><text:span text:style-name="T407">ebruikersnaam</text:span></text:span><text:span text:style-name="Definition"><text:span text:style-name="T390"><text:tab/></text:span></text:span><text:span text:style-name="Definition"><text:span text:style-name="T390"><draw:control text:anchor-type="as-char" svg:y="-0.429cm" draw:z-index="14" draw:name="Gberuikersnaam" draw:style-name="gr2" draw:text-style-name="P104" svg:width="6.061cm" svg:height="0.6cm" draw:control="control15"><svg:title>Gebruikersnaam</svg:title><svg:desc>Korte naam, bijv. jan</svg:desc></draw:control></text:span></text:span><text:span text:style-name="Definition"><text:span text:style-name="T390"><text:tab/></text:span></text:span><text:span text:style-name="T433">(korte naam, bijv. </text:span><text:span text:style-name="T321">j</text:span><text:span text:style-name="T322">an</text:span><text:span text:style-name="T433">)</text:span></text:p>
      <text:p text:style-name="P2"><text:span text:style-name="Definition"><text:span text:style-name="T411">c</text:span></text:span><text:span text:style-name="Definition"><text:span text:style-name="T410">omputernaam</text:span></text:span><text:span text:style-name="Definition"><text:span text:style-name="T398"><text:tab/><text:tab/></text:span></text:span><text:span text:style-name="Definition"><text:span text:style-name="T396"><draw:control text:anchor-type="as-char" svg:y="-0.429cm" draw:z-index="15" draw:name="Computernaam" draw:style-name="gr2" draw:text-style-name="P104" svg:width="6.061cm" svg:height="0.6cm" draw:control="control16"><svg:title>Computernaam</svg:title><svg:desc>Unieke naam van de computer</svg:desc></draw:control></text:span></text:span><text:span text:style-name="Definition"><text:span text:style-name="T396"><text:tab/></text:span></text:span><text:span text:style-name="Definition"><text:span text:style-name="T399">(</text:span></text:span><text:span text:style-name="Definition"><text:span text:style-name="T400">naam van de compute</text:span></text:span><text:span text:style-name="Definition"><text:span text:style-name="T401">r, </text:span></text:span><text:span text:style-name="Definition"><text:span text:style-name="T402">bijv. </text:span></text:span><text:span text:style-name="Definition"><text:span text:style-name="T403">pc02</text:span></text:span><text:span text:style-name="Definition"><text:span text:style-name="T399">)</text:span></text:span></text:p>
      <text:p text:style-name="P2"><text:span text:style-name="Definition"><text:span text:style-name="T408">o</text:span></text:span><text:span text:style-name="Definition"><text:span text:style-name="T407">pstartmenu</text:span></text:span><text:span text:style-name="Definition"><text:span text:style-name="T396"><text:tab/><text:tab/><text:tab/></text:span></text:span><text:span text:style-name="Definition"><text:span text:style-name="T396"><draw:control text:anchor-type="as-char" svg:y="-0.429cm" draw:z-index="16" draw:name="Opstartmenu" draw:style-name="gr2" draw:text-style-name="P104" svg:width="6.061cm" svg:height="0.6cm" draw:control="control17"><svg:title>Opstartmenu</svg:title><svg:desc>Toets voor het opstartmenu ("bootmenu")</svg:desc></draw:control></text:span></text:span><text:span text:style-name="Definition"><text:span text:style-name="T396"><text:tab/></text:span></text:span><text:span text:style-name="Definition"><text:span text:style-name="T399">(</text:span></text:span><text:span text:style-name="Definition"><text:span text:style-name="T400">to</text:span></text:span><text:span text:style-name="Definition"><text:span text:style-name="T404">ets voor het opstartmedium</text:span></text:span><text:span text:style-name="Definition"><text:span text:style-name="T405">)</text:span></text:span></text:p>
      <text:p text:style-name="P2"><text:span text:style-name="Definition"><text:span text:style-name="T411">i</text:span></text:span><text:span text:style-name="Definition"><text:span text:style-name="T412">nstellingen</text:span></text:span><text:span text:style-name="T399"><text:tab/><text:tab/> <text:tab/></text:span><text:span text:style-name="T399"><draw:control text:anchor-type="as-char" svg:y="-0.429cm" draw:z-index="12" draw:name="Instellingen" draw:style-name="gr2" draw:text-style-name="P104" svg:width="6.061cm" svg:height="0.6cm" draw:control="control13"><svg:title>Instellingen</svg:title><svg:desc>Toets voor het BIOS/UEFI-scherm ("setup")</svg:desc></draw:control></text:span><text:span text:style-name="T399"><text:tab/>(</text:span><text:span text:style-name="T400">toets voor het BIOS/UEFI-scherm</text:span><text:span text:style-name="T399">)</text:span></text:p>
      <text:p text:style-name="P4"><text:span text:style-name="Definition"><text:span text:style-name="T408">g</text:span></text:span><text:span text:style-name="Definition"><text:span text:style-name="T407">ebruiker</text:span></text:span><text:span text:style-name="Definition"><text:span text:style-name="T409">2</text:span></text:span><text:span text:style-name="Definition"><text:span text:style-name="T395"><text:tab/></text:span></text:span><text:span text:style-name="Definition"><text:span text:style-name="T414"> <text:tab/><text:tab/></text:span></text:span><text:span text:style-name="T396"><draw:control text:anchor-type="as-char" svg:y="-0.429cm" draw:z-index="24" draw:name="Gebruiker 1" draw:style-name="gr2" draw:text-style-name="P104" svg:width="6.061cm" svg:height="0.6cm" draw:control="control25"><svg:title>Gebruiker</svg:title><svg:desc>Volledige naam, bijv. Jan Stek</svg:desc></draw:control></text:span><text:span text:style-name="T396"><text:tab/></text:span><text:span text:style-name="T397">(</text:span><text:span text:style-name="T391">volledige naam </text:span><text:span text:style-name="T394">evt. 2</text:span><text:span text:style-name="T415">e</text:span><text:span text:style-name="T394"> gebruiker</text:span><text:span text:style-name="T392">)</text:span></text:p>
      <text:p text:style-name="P92"><text:span text:style-name="Definition"><text:span text:style-name="T408">g</text:span></text:span><text:span text:style-name="Definition"><text:span text:style-name="T407">ebruikersnaam</text:span></text:span><text:span text:style-name="Definition"><text:span text:style-name="T409">2</text:span></text:span><text:span text:style-name="Definition"><text:span text:style-name="T390"><text:tab/></text:span></text:span><text:span text:style-name="Definition"><text:span text:style-name="T390"><draw:control text:anchor-type="as-char" svg:y="-0.429cm" draw:z-index="25" draw:name="Gberuikersnaam 1" draw:style-name="gr2" draw:text-style-name="P104" svg:width="6.061cm" svg:height="0.6cm" draw:control="control26"><svg:title>Gebruikersnaam</svg:title><svg:desc>Korte naam, bijv. jan</svg:desc></draw:control></text:span></text:span><text:span text:style-name="Definition"><text:span text:style-name="T390"><text:tab/></text:span></text:span><text:span text:style-name="T433">(korte naam</text:span><text:span text:style-name="T322"> </text:span><text:span text:style-name="T406">evt. 2</text:span><text:span text:style-name="T416">e</text:span><text:span text:style-name="T406"> gebruiker</text:span><text:span text:style-name="T433">)</text:span></text:p>
      <text:p text:style-name="P4"><text:span text:style-name="T323">Vervang </text:span><text:span text:style-name="Definition"><text:span text:style-name="T435">schuingedrukte</text:span></text:span><text:span text:style-name="T323"> </text:span><text:span text:style-name="T324">woorden </text:span><text:span text:style-name="T323">in deze checklist door </text:span><text:span text:style-name="T324">boven</text:span><text:span text:style-name="T323">staande waarden.</text:span></text:p>
      <text:p text:style-name="P12"/>
      <text:p text:style-name="P1"><text:span text:style-name="Strong_20_Emphasis"><text:span text:style-name="T331"/></text:span></text:p>
      <text:p text:style-name="P5"><text:span text:style-name="T333">Nog niet op Linux?</text:span><text:span text:style-name="T325"><text:tab/></text:span><text:span text:style-name="T329"><text:tab/></text:span><text:span text:style-name="T330">G</text:span><text:span text:style-name="T326">ebruik </text:span><text:span text:style-name="Strong_20_Emphasis"><text:span text:style-name="T334">Checklist migratie</text:span></text:span><text:span text:style-name="T326"> op </text:span><text:a xlink:type="simple" xlink:href="https://karelzimer.nl/" text:style-name="Internet_20_link" text:visited-style-name="Visited_20_Internet_20_Link"><text:span text:style-name="Internet_20_link"><text:span text:style-name="T434">karelzimmer.nl</text:span></text:span></text:a><text:span text:style-name="T327"> onder </text:span><text:span text:style-name="T332">Linux</text:span><text:span text:style-name="T328">.</text:span></text:p>
      <text:p text:style-name="P48"><text:span text:style-name="T293">Nieuwe installatie?</text:span><text:span text:style-name="T288"><text:tab/></text:span><text:span text:style-name="T290"></text:span><text:span text:style-name="T292"><text:tab/></text:span><text:span text:style-name="T291">B</text:span><text:span text:style-name="T288">egin bij hoofdstuk </text:span><text:span text:style-name="T293"><text:bookmark-ref text:reference-format="page" text:ref-name="__RefNumPara__4009_1271708128">2</text:bookmark-ref></text:span><text:span text:style-name="T288"><text:s text:c="2"/></text:span><text:span text:style-name="T294"><text:bookmark-ref text:reference-format="text" text:ref-name="__RefNumPara__4009_1271708128">Installatie uitvoeren</text:bookmark-ref></text:span><text:span text:style-name="T289">.</text:span></text:p>
      <text:p text:style-name="P26"/>
      <text:list xml:id="list1899067732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392539197776">
          <table:table-cell table:style-name="_31_._5f_Installatie_5f_voorbereiden.A1" office:value-type="string">
            <text:p text:style-name="P66"><text:span text:style-name="Strong_20_Emphasis"><text:span text:style-name="T101"><text:s/></text:span></text:span><text:span text:style-name="Strong_20_Emphasis"><text:span text:style-name="T167"><draw:control text:anchor-type="as-char" draw:z-index="23" draw:name="Vorm3_ 1" draw:style-name="gr1" draw:text-style-name="P103" svg:width="0.35cm" svg:height="0.35cm" draw:control="control24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5"><text:span text:style-name="User_20_Entry"><text:span text:style-name="T268">Bijv. </text:span></text:span><text:span text:style-name="User_20_Entry"><text:span text:style-name="T267">met </text:span></text:span><text:span text:style-name="User_20_Entry"><text:span text:style-name="T269">Terminalvenster</text:span></text:span><text:span text:style-name="User_20_Entry"><text:span text:style-name="T266"> </text:span></text:span><text:span text:style-name="User_20_Entry"><text:span text:style-name="T268">opdracht</text:span></text:span><text:span text:style-name="User_20_Entry"><text:span text:style-name="T266">: </text:span></text:span><text:span text:style-name="User_20_Entry"><text:span text:style-name="T283">sudo </text:span></text:span><text:span text:style-name="User_20_Entry"><text:span text:style-name="T285">more</text:span></text:span><text:span text:style-name="User_20_Entry"><text:span text:style-name="T283"> </text:span></text:span><text:span text:style-name="User_20_Entry"><text:span text:style-name="T284">/etc/NetworkManager/system-connections/</text:span></text:span><text:span text:style-name="User_20_Entry"><text:span text:style-name="T283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392540553920"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5"/>
          </table:table-cell>
        </table:table-row>
        <table:table-row table:style-name="TableLine94392540554208">
          <table:table-cell table:style-name="_31_._5f_Installatie_5f_voorbereiden.A1" office:value-type="string">
            <text:p text:style-name="P64"><text:span text:style-name="Strong_20_Emphasis"><text:span text:style-name="T101"><text:s/></text:span></text:span><text:span text:style-name="Strong_20_Emphasis"><text:span text:style-name="T167"><draw:control text:anchor-type="as-char" draw:z-index="19" draw:name="Vorm3_0" draw:style-name="gr1" draw:text-style-name="P103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01">Aanmelden als </text:span></text:span><text:span text:style-name="Definition"><text:span text:style-name="T437">gebruike</text:span></text:span><text:span text:style-name="Definition"><text:span text:style-name="T438">r</text:span></text:span><text:span text:style-name="Strong_20_Emphasis"><text:span text:style-name="T102"><text:note text:id="ftn3" text:note-class="footnote"><text:note-citation>3</text:note-citation><text:note-body><text:p text:style-name="P84"><text:span text:style-name="User_20_Entry"><text:span text:style-name="T265">E</text:span></text:span><text:span text:style-name="User_20_Entry"><text:span text:style-name="T270">v</text:span></text:span><text:span text:style-name="User_20_Entry"><text:span text:style-name="T271">en</text:span></text:span><text:span text:style-name="User_20_Entry"><text:span text:style-name="T273">t</text:span></text:span><text:span text:style-name="User_20_Entry"><text:span text:style-name="T274">uele </text:span></text:span><text:span text:style-name="User_20_Entry"><text:span text:style-name="T275">extra </text:span></text:span><text:span text:style-name="User_20_Entry"><text:span text:style-name="T277">gebruiker</text:span></text:span><text:span text:style-name="User_20_Entry"><text:span text:style-name="T275">s aanmelden </text:span></text:span><text:span text:style-name="User_20_Entry"><text:span text:style-name="T276">en dezelfde stappen uitvoeren</text:span></text:span><text:span text:style-name="User_20_Entry"><text:span text:style-name="T272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392540554496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392540554784">
          <table:table-cell table:style-name="_31_._5f_Installatie_5f_voorbereiden.A1" office:value-type="string">
            <text:p text:style-name="P59"><text:span text:style-name="Strong_20_Emphasis"><text:span text:style-name="T118"><text:s/></text:span></text:span><text:span text:style-name="Strong_20_Emphasis"><text:span text:style-name="T169"><draw:control text:anchor-type="as-char" draw:z-index="0" draw:name="Vorm4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6"><text:span text:style-name="Strong_20_Emphasis"><text:span text:style-name="T118">Installeer </text:span></text:span><text:span text:style-name="Strong_20_Emphasis"><text:span text:style-name="T163">pakket kz </text:span></text:span><text:span text:style-name="Strong_20_Emphasis"><text:span text:style-name="T166">van Karel Zimmer </text:span></text:span><text:span text:style-name="Strong_20_Emphasis"><text:span text:style-name="T163">met </text:span></text:span><text:span text:style-name="Strong_20_Emphasis"><text:span text:style-name="T166">Linux documenten</text:span></text:span><text:span text:style-name="Strong_20_Emphasis"><text:span text:style-name="T165"> en </text:span></text:span><text:span text:style-name="Strong_20_Emphasis"><text:span text:style-name="T162">scripts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33">druk op de </text:span></text:span><text:span text:style-name="Strong_20_Emphasis"><text:span text:style-name="T130">Super</text:span></text:span><text:span text:style-name="Strong_20_Emphasis"><text:span text:style-name="T133">-toets</text:span></text:span><text:span text:style-name="Strong_20_Emphasis"><text:span text:style-name="T50"><text:note text:id="ftn4" text:note-class="footnote"><text:note-citation>4</text:note-citation><text:note-body><text:p text:style-name="P82"><text:span text:style-name="T286">D</text:span>e <text:span text:style-name="T423">Super</text:span>-toets <text:span text:style-name="T286">is </text:span>de Windows<text:span text:style-name="T427">-</text:span><text:span text:style-name="T422">toets</text:span>, <text:span text:style-name="T427">C</text:span>ommand-<text:span text:style-name="T422">toets</text:span>, of <text:span text:style-name="T427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6">ter</text:span></text:span><text:span text:style-name="Strong_20_Emphasis"><text:span text:style-name="T217">m</text:span></text:span><text:span text:style-name="Strong_20_Emphasis"><text:span text:style-name="T121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18">Terminalvenster</text:span></text:span><text:span text:style-name="Strong_20_Emphasis"><text:span text:style-name="T121">.</text:span></text:span></text:p>
          </table:table-cell>
        </table:table-row>
        <table:table-row table:style-name="TableLine94392540555072">
          <table:table-cell table:style-name="_31_._5f_Installatie_5f_voorbereiden.A1" office:value-type="string">
            <text:p text:style-name="P73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3"><text:span text:style-name="T442">Typ</text:span><text:span text:style-name="Strong_20_Emphasis"><text:span text:style-name="T122">, of </text:span></text:span><text:span text:style-name="Strong_20_Emphasis"><text:span text:style-name="T121">kopieer en plak, de</text:span></text:span><text:span text:style-name="Strong_20_Emphasis"><text:span text:style-name="T123">z</text:span></text:span><text:span text:style-name="Strong_20_Emphasis"><text:span text:style-name="T121">e </text:span></text:span><text:span text:style-name="Strong_20_Emphasis"><text:span text:style-name="T124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392540555360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8"><text:span text:style-name="T442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4392540555648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392540555936">
          <table:table-cell table:style-name="_31_._5f_Installatie_5f_voorbereiden.A1" office:value-type="string">
            <text:p text:style-name="P59"><text:span text:style-name="Strong_20_Emphasis"><text:span text:style-name="T118"><text:s/></text:span></text:span><text:span text:style-name="Strong_20_Emphasis"><text:span text:style-name="Strong_20_Emphasis"><text:span text:style-name="T169"><draw:control text:anchor-type="as-char" draw:z-index="1" draw:name="Vorm6" draw:style-name="gr1" draw:text-style-name="P10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27">Bereid de installatie voor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28">druk </text:span></text:span><text:span text:style-name="Strong_20_Emphasis"><text:span text:style-name="T129">op de </text:span></text:span><text:span text:style-name="Strong_20_Emphasis"><text:span text:style-name="T130">Super</text:span></text:span><text:span text:style-name="Strong_20_Emphasis"><text:span text:style-name="T129">-toets</text:span></text:span><text:span text:style-name="Strong_20_Emphasis"><text:span text:style-name="T51"><text:note-ref text:note-class="footnote" text:reference-format="text" text:ref-name="ftn4">4</text:note-ref></text:span></text:span><text:span text:style-name="Strong_20_Emphasis"><text:span text:style-name="T127">, </text:span></text:span><text:span text:style-name="Strong_20_Emphasis"><text:span text:style-name="T131">t</text:span></text:span><text:span text:style-name="Strong_20_Emphasis"><text:span text:style-name="T132">yp </text:span></text:span><text:span text:style-name="Strong_20_Emphasis"><text:span text:style-name="T208">men</text:span></text:span><text:span text:style-name="Strong_20_Emphasis"><text:span text:style-name="T209">u</text:span></text:span><text:span text:style-name="Strong_20_Emphasis"><text:span text:style-name="T133"> </text:span></text:span><text:span text:style-name="Strong_20_Emphasis"><text:span text:style-name="T134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</text:span></text:span><text:span text:style-name="Strong_20_Emphasis"><text:span text:style-name="T170"> </text:span></text:span><text:span text:style-name="Strong_20_Emphasis"><text:span text:style-name="T250">Installatiem</text:span></text:span><text:span text:style-name="Strong_20_Emphasis"><text:span text:style-name="T251">enu</text:span></text:span><text:span text:style-name="Strong_20_Emphasis"><text:span text:style-name="T129">.</text:span></text:span></text:p>
          </table:table-cell>
        </table:table-row>
        <table:table-row table:style-name="TableLine94392540556224">
          <table:table-cell table:style-name="_31_._5f_Installatie_5f_voorbereiden.A1" office:value-type="string">
            <text:p text:style-name="P74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36">K</text:span></text:span><text:span text:style-name="Strong_20_Emphasis"><text:span text:style-name="T137">ie</text:span></text:span><text:span text:style-name="Strong_20_Emphasis"><text:span text:style-name="T138">s</text:span></text:span><text:span text:style-name="Strong_20_Emphasis"><text:span text:style-name="T126"> </text:span></text:span><text:span text:style-name="Strong_20_Emphasis"><text:span text:style-name="T252">1</text:span></text:span><text:span text:style-name="Strong_20_Emphasis"><text:span text:style-name="T253"> </text:span></text:span><text:span text:style-name="Strong_20_Emphasis"><text:span text:style-name="T254">In</text:span></text:span><text:span text:style-name="Strong_20_Emphasis"><text:span text:style-name="T228">stallatie voorbereiden</text:span></text:span><text:span text:style-name="Strong_20_Emphasis"><text:span text:style-name="T139"> </text:span></text:span><text:span text:style-name="Strong_20_Emphasis"><text:span text:style-name="T125">en volg </text:span></text:span><text:span text:style-name="Strong_20_Emphasis"><text:span text:style-name="T126">de aanwijzingen op het scherm.</text:span></text:span></text:p>
          </table:table-cell>
        </table:table-row>
      </table:table>
      <text:p text:style-name="P15"/>
      <text:list xml:id="list82723050809814" text:continue-numbering="true" text:style-name="L1">
        <text:list-item>
          <text:p text:style-name="P101"><text:bookmark-start text:name="__RefNumPara__4009_1271708128"/><text:span text:style-name="Strong_20_Emphasis"><text:span text:style-name="T431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2540433472">
          <table:table-cell table:style-name="_32_._5f_Installatie_5f_uitvoeren.A1" office:value-type="string">
            <text:p text:style-name="P59"><text:span text:style-name="Strong_20_Emphasis"><text:span text:style-name="T118"><text:s/></text:span></text:span><text:span text:style-name="Strong_20_Emphasis"><text:span text:style-name="T169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9">Start de computer op vanaf </text:span><text:span text:style-name="T356">een </text:span><text:span text:style-name="T356"><text:reference-ref text:reference-format="text" text:ref-name="Distributie">Ubuntu</text:reference-ref></text:span><text:span text:style-name="T356"><text:s/></text:span><text:span text:style-name="T9"><text:reference-ref text:reference-format="text" text:ref-name="Versie">22.04</text:reference-ref></text:span><text:span text:style-name="T278"><text:s/></text:span><text:span text:style-name="T278"><text:reference-ref text:reference-format="text" text:ref-name="Editie">desktop</text:reference-ref></text:span><text:span text:style-name="T278"><text:s/>Live</text:span><text:span text:style-name="T278"><text:note text:id="ftn5" text:note-class="footnote"><text:note-citation>1</text:note-citation><text:note-body><text:p text:style-name="P81"><text:span text:style-name="T417">Vanaf ee</text:span>n Live <text:span text:style-name="T421">USB-stick </text:span><text:span text:style-name="T459">(</text:span><text:span text:style-name="T421">of </text:span><text:span text:style-name="T460">cd/dvd</text:span><text:span text:style-name="T459">)</text:span><text:span text:style-name="T3"> </text:span>kunt <text:span text:style-name="T417">u opstarten en</text:span> met <text:reference-ref text:reference-format="text" text:ref-name="Distributie">Ubuntu</text:reference-ref><text:s/>werken zonder deze te installeren.</text:p></text:note-body></text:note></text:span><text:span text:style-name="T278"> </text:span><text:span text:style-name="T279">USB-stick</text:span><text:span text:style-name="T279"><text:note text:id="ftn6" text:note-class="footnote"><text:note-citation>2</text:note-citation><text:note-body><text:p text:style-name="P83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19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18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8">.</text:span></text:p>
            <text:p text:style-name="P52"><text:span text:style-name="T263">Opstartmenu/</text:span><text:span text:style-name="T264">boot menu</text:span><text:span text:style-name="T263"> </text:span><text:span text:style-name="T262">via </text:span><text:span text:style-name="Definition"><text:span text:style-name="T454">opstartmenu</text:span></text:span><text:span text:style-name="T262">, </text:span><text:span text:style-name="T263">instellingen/</text:span><text:span text:style-name="T264">setup</text:span><text:span text:style-name="T262"> via </text:span><text:span text:style-name="Definition"><text:span text:style-name="T443">instellingen</text:span></text:span><text:span text:style-name="T262">.</text:span></text:p>
          </table:table-cell>
        </table:table-row>
        <table:table-row table:style-name="TableLine94392540538432">
          <table:table-cell table:style-name="_32_._5f_Installatie_5f_uitvoeren.A1" office:value-type="string">
            <text:p text:style-name="P59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71">Kies</text:span></text:span><text:span text:style-name="Strong_20_Emphasis"><text:span text:style-name="T54"> </text:span></text:span><text:span text:style-name="Strong_20_Emphasis"><text:span text:style-name="T172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2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392540545968">
          <table:table-cell table:style-name="_32_._5f_Installatie_5f_uitvoeren.A1" office:value-type="string">
            <text:p text:style-name="P59"><text:span text:style-name="Strong_20_Emphasis"><text:span text:style-name="T442"/></text:span></text:p>
          </table:table-cell>
          <table:table-cell table:style-name="_32_._5f_Installatie_5f_uitvoeren.A1" office:value-type="string">
            <text:p text:style-name="P19"><text:span text:style-name="T349">Kies </text:span><text:span text:style-name="T336">Ubuntu installeren </text:span><text:span text:style-name="Strong_20_Emphasis"><text:span text:style-name="T172">en druk op </text:span></text:span><text:span text:style-name="Strong_20_Emphasis"><text:span text:style-name="T173">de </text:span></text:span><text:span text:style-name="Strong_20_Emphasis"><text:span text:style-name="T174">Enter</text:span></text:span><text:span text:style-name="Strong_20_Emphasis"><text:span text:style-name="T173">-toets</text:span></text:span><text:span text:style-name="T349">.</text:span></text:p>
          </table:table-cell>
        </table:table-row>
        <table:table-row table:style-name="TableLine9439254054006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42"><text:s/></text:span></text:span><text:span text:style-name="T118"><draw:control text:anchor-type="as-char" draw:z-index="3" draw:name="Vorm12" draw:style-name="gr1" draw:text-style-name="P103" svg:width="0.35cm" svg:height="0.35cm" draw:control="control4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7">Wel</text:span></text:span><text:span text:style-name="Strong_20_Emphasis"><text:span text:style-name="T226">k</text:span></text:span><text:span text:style-name="Strong_20_Emphasis"><text:span text:style-name="T238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9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30">Verder</text:span></text:span><text:span text:style-name="Strong_20_Emphasis"><text:span text:style-name="T53">/</text:span></text:span><text:span text:style-name="Strong_20_Emphasis"><text:span text:style-name="T227">Ubuntu installeren</text:span></text:span><text:span text:style-name="Strong_20_Emphasis"><text:span text:style-name="T53">.</text:span></text:span></text:p>
          </table:table-cell>
        </table:table-row>
        <table:table-row table:style-name="TableLine94392540495408">
          <table:table-cell table:style-name="_32_._5f_Installatie_5f_uitvoeren.A1" office:value-type="string">
            <text:p text:style-name="P59"><text:span text:style-name="Strong_20_Emphasis"><text:span text:style-name="T442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2">O</text:span></text:span><text:span text:style-name="Strong_20_Emphasis"><text:span text:style-name="T183">p </text:span></text:span><text:span text:style-name="Strong_20_Emphasis"><text:span text:style-name="T184">het </text:span></text:span><text:span text:style-name="Strong_20_Emphasis"><text:span text:style-name="T185">scherm </text:span></text:span><text:span text:style-name="Strong_20_Emphasis"><text:span text:style-name="T239">Toetsenbord</text:span></text:span><text:span text:style-name="Strong_20_Emphasis"><text:span text:style-name="T240">indeling</text:span></text:span><text:span text:style-name="Strong_20_Emphasis"><text:span text:style-name="T185"> </text:span></text:span><text:span text:style-name="Strong_20_Emphasis"><text:span text:style-name="T186">controleer </text:span></text:span><text:span text:style-name="Strong_20_Emphasis"><text:span text:style-name="T187">de </text:span></text:span><text:span text:style-name="Strong_20_Emphasis"><text:span text:style-name="T188">te gebruiken </text:span></text:span><text:span text:style-name="Strong_20_Emphasis"><text:span text:style-name="T186">toetsenbordindeling </text:span></text:span><text:span text:style-name="Strong_20_Emphasis"><text:span text:style-name="T189">en </text:span></text:span><text:span text:style-name="Strong_20_Emphasis"><text:span text:style-name="T182">klik </text:span></text:span><text:span text:style-name="Strong_20_Emphasis"><text:span text:style-name="T185">op </text:span></text:span><text:span text:style-name="Strong_20_Emphasis"><text:span text:style-name="T234">Verder</text:span></text:span><text:span text:style-name="Strong_20_Emphasis"><text:span text:style-name="T185">.</text:span></text:span></text:p>
          </table:table-cell>
        </table:table-row>
        <table:table-row table:style-name="TableLine94392540736032">
          <table:table-cell table:style-name="_32_._5f_Installatie_5f_uitvoeren.A1" office:value-type="string">
            <text:p text:style-name="P59"><text:span text:style-name="Strong_20_Emphasis"><text:span text:style-name="T442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41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30">Verder</text:span></text:span><text:span text:style-name="Strong_20_Emphasis"><text:span text:style-name="T53">.</text:span></text:span></text:p>
          </table:table-cell>
        </table:table-row>
        <table:table-row table:style-name="TableLine94392540736656">
          <table:table-cell table:style-name="_32_._5f_Installatie_5f_uitvoeren.A1" office:value-type="string">
            <text:p text:style-name="P59"><text:span text:style-name="Strong_20_Emphasis"><text:span text:style-name="T442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42">Bijgewerkte pakketten en andere programmatuur</text:span></text:span><text:span text:style-name="Strong_20_Emphasis"><text:span text:style-name="T243"> </text:span></text:span><text:span text:style-name="T53">klik op </text:span><text:span text:style-name="Strong_20_Emphasis"><text:span text:style-name="T229">Verder</text:span></text:span><text:span text:style-name="Strong_20_Emphasis"><text:span text:style-name="T53">.</text:span></text:span></text:p>
          </table:table-cell>
        </table:table-row>
        <table:table-row table:style-name="TableLine94392540737280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392540737904">
          <table:table-cell table:style-name="_32_._5f_Installatie_5f_uitvoeren.A1" office:value-type="string">
            <text:p text:style-name="P59"><text:span text:style-name="Strong_20_Emphasis"><text:span text:style-name="T442"><text:s/></text:span></text:span><text:span text:style-name="T118"><draw:control text:anchor-type="as-char" draw:z-index="4" draw:name="Vorm16" draw:style-name="gr1" draw:text-style-name="P103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4">Installatietype</text:span></text:span><text:span text:style-name="Strong_20_Emphasis"><text:span text:style-name="T190"> </text:span></text:span><text:span text:style-name="Strong_20_Emphasis"><text:span text:style-name="T191">selecteer</text:span></text:span><text:span text:style-name="Strong_20_Emphasis"><text:span text:style-name="T192"> </text:span></text:span><text:span text:style-name="Strong_20_Emphasis"><text:span text:style-name="T360">het gewenste </text:span></text:span><text:span text:style-name="Strong_20_Emphasis"><text:span text:style-name="T377">Installatie type</text:span></text:span><text:span text:style-name="Strong_20_Emphasis"><text:span text:style-name="T360">.</text:span></text:span></text:p>
          </table:table-cell>
        </table:table-row>
        <table:table-row table:style-name="TableLine9439254059572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7"><text:span text:style-name="Strong_20_Emphasis"><text:span text:style-name="T361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5">I</text:span></text:span><text:span text:style-name="Strong_20_Emphasis"><text:span text:style-name="T236">nstalle</text:span></text:span><text:span text:style-name="Strong_20_Emphasis"><text:span text:style-name="T235">e</text:span></text:span><text:span text:style-name="Strong_20_Emphasis"><text:span text:style-name="T236">r </text:span></text:span><text:span text:style-name="Strong_20_Emphasis"><text:span text:style-name="T235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3">Verder</text:span></text:span><text:span text:style-name="Strong_20_Emphasis"><text:span text:style-name="T95"> en </text:span></text:span><text:span text:style-name="Strong_20_Emphasis"><text:span text:style-name="T176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5">I</text:span></text:span><text:span text:style-name="Strong_20_Emphasis"><text:span text:style-name="T236">nstalle</text:span></text:span><text:span text:style-name="Strong_20_Emphasis"><text:span text:style-name="T235">e</text:span></text:span><text:span text:style-name="Strong_20_Emphasis"><text:span text:style-name="T236">r </text:span></text:span><text:span text:style-name="Strong_20_Emphasis"><text:span text:style-name="T235">nu</text:span></text:span><text:span text:style-name="Strong_20_Emphasis"><text:span text:style-name="T204">.</text:span></text:span></text:p>
          </table:table-cell>
        </table:table-row>
        <table:table-row table:style-name="TableLine94392540596352">
          <table:table-cell table:style-name="_32_._5f_Installatie_5f_uitvoeren.A1" office:value-type="string">
            <text:p text:style-name="P76"><text:span text:style-name="Strong_20_Emphasis"><text:span text:style-name="T442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4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31">Verder</text:span></text:span><text:span text:style-name="Strong_20_Emphasis"><text:span text:style-name="T75">.</text:span></text:span></text:p>
          </table:table-cell>
        </table:table-row>
        <table:table-row table:style-name="TableLine9439254059697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392540597600">
          <table:table-cell table:style-name="_32_._5f_Installatie_5f_uitvoeren.A1" office:value-type="string">
            <text:p text:style-name="P59"><text:span text:style-name="Strong_20_Emphasis"><text:span text:style-name="T442"><text:s/></text:span></text:span><text:span text:style-name="T118"><draw:control text:anchor-type="as-char" draw:z-index="5" draw:name="Vorm19" draw:style-name="gr1" draw:text-style-name="P103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2">O</text:span></text:span><text:span text:style-name="Strong_20_Emphasis"><text:span text:style-name="T363">p </text:span></text:span><text:span text:style-name="Strong_20_Emphasis"><text:span text:style-name="T364">het </text:span></text:span><text:span text:style-name="Strong_20_Emphasis"><text:span text:style-name="T365">scherm </text:span></text:span><text:span text:style-name="Strong_20_Emphasis"><text:span text:style-name="T378">Waar bevindt u zich?</text:span></text:span><text:span text:style-name="Strong_20_Emphasis"><text:span text:style-name="T365"> </text:span></text:span><text:span text:style-name="Strong_20_Emphasis"><text:span text:style-name="T366">controleer </text:span></text:span><text:span text:style-name="Strong_20_Emphasis"><text:span text:style-name="T367">de </text:span></text:span><text:span text:style-name="Strong_20_Emphasis"><text:span text:style-name="T366">locatie en </text:span></text:span><text:span text:style-name="Strong_20_Emphasis"><text:span text:style-name="T362">klik </text:span></text:span><text:span text:style-name="Strong_20_Emphasis"><text:span text:style-name="T365">op </text:span></text:span><text:span text:style-name="Strong_20_Emphasis"><text:span text:style-name="T378">Verder</text:span></text:span><text:span text:style-name="Strong_20_Emphasis"><text:span text:style-name="T365">.</text:span></text:span></text:p>
          </table:table-cell>
        </table:table-row>
        <table:table-row table:style-name="TableLine94392540647616">
          <table:table-cell table:style-name="_32_._5f_Installatie_5f_uitvoeren.A1" office:value-type="string">
            <text:p text:style-name="P59"><text:span text:style-name="Strong_20_Emphasis"><text:span text:style-name="T442"/></text:span></text:p>
          </table:table-cell>
          <table:table-cell table:style-name="_32_._5f_Installatie_5f_uitvoeren.A1" office:value-type="string">
            <text:p text:style-name="P7"><text:span text:style-name="T379">Op </text:span><text:span text:style-name="T380">het </text:span><text:span text:style-name="T378">scherm </text:span><text:span text:style-name="Strong_20_Emphasis"><text:span text:style-name="T378">Wie bent u?</text:span></text:span><text:span text:style-name="T378"> </text:span><text:span text:style-name="T379">vul </text:span><text:span text:style-name="T381">in </text:span><text:span text:style-name="Strong_20_Emphasis"><text:span text:style-name="T382">Uw n</text:span></text:span><text:span text:style-name="Strong_20_Emphasis"><text:span text:style-name="T383">aam</text:span></text:span><text:span text:style-name="Strong_20_Emphasis"><text:span text:style-name="T368"> </text:span></text:span><text:span text:style-name="Definition"><text:span text:style-name="T444">gebruiker</text:span></text:span><text:span text:style-name="Strong_20_Emphasis"><text:span text:style-name="T369">, <text:line-break/></text:span></text:span><text:span text:style-name="Strong_20_Emphasis"><text:span text:style-name="T383">Naam </text:span></text:span><text:span text:style-name="Strong_20_Emphasis"><text:span text:style-name="T382">van uw </text:span></text:span><text:span text:style-name="Strong_20_Emphasis"><text:span text:style-name="T384">computer</text:span></text:span><text:span text:style-name="Definition"><text:span text:style-name="T440"> </text:span></text:span><text:span text:style-name="Definition"><text:span text:style-name="T444">computernaam</text:span></text:span><text:span text:style-name="Strong_20_Emphasis"><text:span text:style-name="T368">,<text:line-break/></text:span></text:span><text:span text:style-name="Strong_20_Emphasis"><text:span text:style-name="T382">Kies een g</text:span></text:span><text:span text:style-name="Strong_20_Emphasis"><text:span text:style-name="T384">ebruikersnaam</text:span></text:span><text:span text:style-name="Strong_20_Emphasis"><text:span text:style-name="T368"> </text:span></text:span><text:span text:style-name="Definition"><text:span text:style-name="T444">gebruikersnaam</text:span></text:span><text:span text:style-name="Strong_20_Emphasis"><text:span text:style-name="T368">,<text:line-break/></text:span></text:span><text:span text:style-name="Strong_20_Emphasis"><text:span text:style-name="T370">g</text:span></text:span><text:span text:style-name="Strong_20_Emphasis"><text:span text:style-name="T359">eef tweemaal een </text:span></text:span><text:span text:style-name="Strong_20_Emphasis"><text:span text:style-name="T376">wachtwoord</text:span></text:span><text:span text:style-name="Strong_20_Emphasis"><text:span text:style-name="T359">,</text:span></text:span><text:span text:style-name="Strong_20_Emphasis"><text:span text:style-name="T373"> </text:span></text:span><text:span text:style-name="Strong_20_Emphasis"><text:span text:style-name="T374">en</text:span></text:span><text:span text:style-name="Strong_20_Emphasis"><text:span text:style-name="T373"> </text:span></text:span><text:span text:style-name="Strong_20_Emphasis"><text:span text:style-name="T375">k</text:span></text:span><text:span text:style-name="Strong_20_Emphasis"><text:span text:style-name="T359">lik op </text:span></text:span><text:span text:style-name="Strong_20_Emphasis"><text:span text:style-name="T376">Verder</text:span></text:span><text:span text:style-name="Strong_20_Emphasis"><text:span text:style-name="T359">.</text:span></text:span></text:p>
          </table:table-cell>
        </table:table-row>
        <table:table-row table:style-name="TableLine94392540648240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392540648864">
          <table:table-cell table:style-name="_32_._5f_Installatie_5f_uitvoeren.A1" office:value-type="string">
            <text:p text:style-name="P59"><text:span text:style-name="Strong_20_Emphasis"><text:span text:style-name="T442"><text:s/></text:span></text:span><text:span text:style-name="T118"><draw:control text:anchor-type="as-char" draw:z-index="6" draw:name="Vorm21" draw:style-name="gr1" draw:text-style-name="P103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1">O</text:span></text:span><text:span text:style-name="Strong_20_Emphasis"><text:span text:style-name="T372">p het scherm </text:span></text:span><text:span text:style-name="Strong_20_Emphasis"><text:span text:style-name="T385">Installatie voltooid</text:span></text:span><text:span text:style-name="Strong_20_Emphasis"><text:span text:style-name="T372"> </text:span></text:span><text:span text:style-name="Strong_20_Emphasis"><text:span text:style-name="T371">klik </text:span></text:span><text:span text:style-name="Strong_20_Emphasis"><text:span text:style-name="T359">op </text:span></text:span><text:span text:style-name="Strong_20_Emphasis"><text:span text:style-name="T376">Nu herstarten</text:span></text:span><text:span text:style-name="Strong_20_Emphasis"><text:span text:style-name="T359">.</text:span></text:span></text:p>
          </table:table-cell>
        </table:table-row>
        <table:table-row table:style-name="TableLine9439254064948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392540733376">
          <table:table-cell table:style-name="_32_._5f_Installatie_5f_uitvoeren.A1" office:value-type="string">
            <text:p text:style-name="P59"><text:span text:style-name="Strong_20_Emphasis"><text:span text:style-name="T118"><text:s/></text:span></text:span><text:span text:style-name="Strong_20_Emphasis"><text:span text:style-name="T169"><draw:control text:anchor-type="as-char" draw:z-index="7" draw:name="Vorm22" draw:style-name="gr1" draw:text-style-name="P103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3">Verwijder </text:span></text:span><text:span text:style-name="Strong_20_Emphasis"><text:span text:style-name="T194">het </text:span></text:span><text:span text:style-name="Strong_20_Emphasis"><text:span text:style-name="T193">installatiemedium </text:span></text:span><text:span text:style-name="Strong_20_Emphasis"><text:span text:style-name="T195">en</text:span></text:span><text:span text:style-name="Strong_20_Emphasis"><text:span text:style-name="T193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3">de </text:span></text:span><text:span text:style-name="Strong_20_Emphasis"><text:span text:style-name="T174">Enter</text:span></text:span><text:span text:style-name="Strong_20_Emphasis"><text:span text:style-name="T173">-toets</text:span></text:span><text:span text:style-name="Strong_20_Emphasis"><text:span text:style-name="T198">.</text:span></text:span></text:p>
          </table:table-cell>
        </table:table-row>
      </table:table>
      <text:p text:style-name="P51"><text:span text:style-name="Strong_20_Emphasis"><text:span text:style-name="T196"/></text:span></text:p>
      <text:list xml:id="list82722851960827" text:continue-numbering="true" text:style-name="L1">
        <text:list-item>
          <text:p text:style-name="P99"><text:span text:style-name="Strong_20_Emphasis"><text:span text:style-name="T245">Installatie </text:span></text:span><text:span text:style-name="Strong_20_Emphasis"><text:span text:style-name="T246">afronden</text:span></text:span></text:p>
        </text:list-item>
      </text:list>
      <text:p text:style-name="P55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2540610864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9"><draw:control text:anchor-type="as-char" draw:z-index="8" draw:name="Vorm24" draw:style-name="gr1" draw:text-style-name="P103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5">Aanmelden als </text:span></text:span><text:span text:style-name="Definition"><text:span text:style-name="T436">gebruiker</text:span></text:span><text:span text:style-name="Strong_20_Emphasis"><text:span text:style-name="T85">.</text:span></text:span></text:p>
          </table:table-cell>
        </table:table-row>
        <table:table-row table:style-name="TableLine943925408619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8"><text:span text:style-name="Strong_20_Emphasis"><text:span text:style-name="T199"/></text:span></text:p>
          </table:table-cell>
        </table:table-row>
        <table:table-row table:style-name="TableLine94392540968336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9"><draw:control text:anchor-type="as-char" draw:z-index="9" draw:name="Vorm25" draw:style-name="gr1" draw:text-style-name="P103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4">Overslaan</text:span></text:span><text:span text:style-name="Strong_20_Emphasis"><text:span text:style-name="T98"> en </text:span></text:span><text:span text:style-name="Strong_20_Emphasis"><text:span text:style-name="T247">Volgende</text:span></text:span><text:span text:style-name="Strong_20_Emphasis"><text:span text:style-name="T199">.</text:span></text:span></text:p>
          </table:table-cell>
        </table:table-row>
        <table:table-row table:style-name="TableLine94392540968960">
          <table:table-cell table:style-name="_33_._5f_Installatie_5f_afronden.A1" office:value-type="string">
            <text:p text:style-name="P60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8">Klaar om te beginnen </text:span></text:span><text:span text:style-name="Strong_20_Emphasis"><text:span text:style-name="T199">klik op </text:span></text:span><text:span text:style-name="Strong_20_Emphasis"><text:span text:style-name="T247">Vol</text:span></text:span><text:span text:style-name="Strong_20_Emphasis"><text:span text:style-name="T249">tooid</text:span></text:span><text:span text:style-name="Strong_20_Emphasis"><text:span text:style-name="T199">.</text:span></text:span></text:p>
          </table:table-cell>
        </table:table-row>
        <table:table-row table:style-name="TableLine943925409569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92540957616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9"><draw:control text:anchor-type="as-char" draw:z-index="10" draw:name="Vorm27" draw:style-name="gr1" draw:text-style-name="P103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5">Standaard</text:span></text:span><text:span text:style-name="Strong_20_Emphasis"><text:span text:style-name="T99"> of </text:span></text:span><text:span text:style-name="Strong_20_Emphasis"><text:span text:style-name="T225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33">druk op de </text:span></text:span><text:span text:style-name="Strong_20_Emphasis"><text:span text:style-name="T130">Super</text:span></text:span><text:span text:style-name="Strong_20_Emphasis"><text:span text:style-name="T133">-toets</text:span></text:span><text:span text:style-name="Strong_20_Emphasis"><text:span text:style-name="T133"><text:note text:id="ftn7" text:note-class="footnote"><text:note-citation>1</text:note-citation><text:note-body><text:p text:style-name="P49"><text:span text:style-name="T300">De </text:span><text:span text:style-name="T301">Super</text:span><text:span text:style-name="T300">-toets is de Windows</text:span><text:span text:style-name="T302">-</text:span><text:span text:style-name="T303">toets</text:span><text:span text:style-name="T300">, </text:span><text:span text:style-name="T302">C</text:span><text:span text:style-name="T300">ommand-</text:span><text:span text:style-name="T303">toets</text:span><text:span text:style-name="T300">, of </text:span><text:span text:style-name="T302">V</text:span><text:span text:style-name="T300">ergrootglas-toets.</text:span>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0">geb</text:span></text:span><text:span text:style-name="Strong_20_Emphasis"><text:span text:style-name="T211">r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</text:span></text:span><text:span text:style-name="Strong_20_Emphasis"><text:span text:style-name="T142">bij </text:span></text:span><text:span text:style-name="Strong_20_Emphasis"><text:span text:style-name="T232">Instellingen </text:span></text:span><text:span text:style-name="Strong_20_Emphasis"><text:span text:style-name="T143">rechts o</text:span></text:span><text:span text:style-name="Strong_20_Emphasis"><text:span text:style-name="T119">p </text:span></text:span><text:span text:style-name="Strong_20_Emphasis"><text:span text:style-name="T233">Gebruikers</text:span></text:span><text:span text:style-name="Strong_20_Emphasis"><text:span text:style-name="T144">.</text:span></text:span></text:p>
          </table:table-cell>
        </table:table-row>
        <table:table-row table:style-name="TableLine943925409351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5"><text:span text:style-name="Strong_20_Emphasis"><text:span text:style-name="T175">Klik links</text:span></text:span><text:span text:style-name="Strong_20_Emphasis"><text:span text:style-name="T205"> </text:span></text:span><text:span text:style-name="Strong_20_Emphasis"><text:span text:style-name="T145">op </text:span></text:span><text:span text:style-name="Strong_20_Emphasis"><text:span text:style-name="T212">Ontgrendelen</text:span></text:span><text:span text:style-name="Strong_20_Emphasis"><text:span text:style-name="T145"> </text:span></text:span><text:span text:style-name="Strong_20_Emphasis"><text:span text:style-name="T146">en daarna op </text:span></text:span><text:span text:style-name="Strong_20_Emphasis"><text:span text:style-name="T255">Gebruik</text:span></text:span><text:span text:style-name="Strong_20_Emphasis"><text:span text:style-name="T256">er</text:span></text:span><text:span text:style-name="Strong_20_Emphasis"><text:span text:style-name="T255"> toevoegen</text:span></text:span><text:span text:style-name="Strong_20_Emphasis"><text:span text:style-name="T146">.</text:span></text:span></text:p>
          </table:table-cell>
        </table:table-row>
        <table:table-row table:style-name="TableLine943925409357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5"><text:span text:style-name="Strong_20_Emphasis"><text:span text:style-name="T205">Sluit </text:span></text:span><text:span text:style-name="Strong_20_Emphasis"><text:span text:style-name="T255">Gebruiker toevoegen</text:span></text:span><text:span text:style-name="Strong_20_Emphasis"><text:span text:style-name="T146">.</text:span></text:span></text:p>
          </table:table-cell>
        </table:table-row>
        <table:table-row table:style-name="TableLine9439254098790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392540999504">
          <table:table-cell table:style-name="_33_._5f_Installatie_5f_afronden.A1" office:value-type="string">
            <text:p text:style-name="P59"><text:span text:style-name="Strong_20_Emphasis"><text:span text:style-name="T118"><text:s/></text:span></text:span><text:span text:style-name="Strong_20_Emphasis"><text:span text:style-name="T169"><draw:control text:anchor-type="as-char" draw:z-index="17" draw:name="Vorm4_1" draw:style-name="gr1" draw:text-style-name="P103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97"><text:span text:style-name="Strong_20_Emphasis"><text:span text:style-name="T118">Installeer </text:span></text:span><text:span text:style-name="Strong_20_Emphasis"><text:span text:style-name="T163">pakket kz </text:span></text:span><text:span text:style-name="Strong_20_Emphasis"><text:span text:style-name="T166">van Karel Zimmer </text:span></text:span><text:span text:style-name="Strong_20_Emphasis"><text:span text:style-name="T163">met </text:span></text:span><text:span text:style-name="Strong_20_Emphasis"><text:span text:style-name="T166">Linux documenten</text:span></text:span><text:span text:style-name="Strong_20_Emphasis"><text:span text:style-name="T165"> en </text:span></text:span><text:span text:style-name="Strong_20_Emphasis"><text:span text:style-name="T162">scripts</text:span></text:span><text:span text:style-name="Strong_20_Emphasis"><text:span text:style-name="T119"> </text:span></text:span><text:span text:style-name="Strong_20_Emphasis"><text:span text:style-name="T164">via </text:span></text:span><text:span text:style-name="Strong_20_Emphasis"><text:span text:style-name="T127">een </text:span></text:span><text:span text:style-name="Strong_20_Emphasis"><text:span text:style-name="T147">druk</text:span></text:span><text:span text:style-name="Strong_20_Emphasis"><text:span text:style-name="T127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6">ter</text:span></text:span><text:span text:style-name="Strong_20_Emphasis"><text:span text:style-name="T217">m</text:span></text:span><text:span text:style-name="Strong_20_Emphasis"><text:span text:style-name="T121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18">Terminalvenster</text:span></text:span><text:span text:style-name="Strong_20_Emphasis"><text:span text:style-name="T121">.</text:span></text:span></text:p>
          </table:table-cell>
        </table:table-row>
        <table:table-row table:style-name="TableLine94392540995136">
          <table:table-cell table:style-name="_33_._5f_Installatie_5f_afronden.A1" office:value-type="string">
            <text:p text:style-name="P63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8"><text:span text:style-name="T448">Typ</text:span><text:span text:style-name="Strong_20_Emphasis"><text:span text:style-name="T122">, of </text:span></text:span><text:span text:style-name="Strong_20_Emphasis"><text:span text:style-name="T121">kopieer en plak, de</text:span></text:span><text:span text:style-name="Strong_20_Emphasis"><text:span text:style-name="T149">z</text:span></text:span><text:span text:style-name="Strong_20_Emphasis"><text:span text:style-name="T121">e </text:span></text:span><text:span text:style-name="Strong_20_Emphasis"><text:span text:style-name="T124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392540995760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79"><text:span text:style-name="T442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4392540996384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392540997168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9"><draw:control text:anchor-type="as-char" draw:z-index="11" draw:name="Vorm37" draw:style-name="gr1" draw:text-style-name="P103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0">Rond de</text:span></text:span><text:span text:style-name="Strong_20_Emphasis"><text:span text:style-name="T151"> installatie </text:span></text:span><text:span text:style-name="Strong_20_Emphasis"><text:span text:style-name="T150">af</text:span></text:span><text:span text:style-name="Strong_20_Emphasis"><text:span text:style-name="T150"><text:note text:id="ftn8" text:note-class="footnote"><text:note-citation>2</text:note-citation><text:note-body><text:p text:style-name="Footnote">De installatie kan <text:span text:style-name="T461">ge</text:span>controle<text:span text:style-name="T461">e</text:span>r<text:span text:style-name="T461">d worden </text:span>op volledigheid met <text:span text:style-name="T462">bestand</text:span> <text:span text:style-name="T456">Persoonlijke map / kz / Apps</text:span>.</text:p></text:note-body></text:note></text:span></text:span><text:span text:style-name="Strong_20_Emphasis"><text:span text:style-name="T150"> </text:span></text:span><text:span text:style-name="Strong_20_Emphasis"><text:span text:style-name="T119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4">men</text:span></text:span><text:span text:style-name="Strong_20_Emphasis"><text:span text:style-name="T209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50">Installatiem</text:span></text:span><text:span text:style-name="Strong_20_Emphasis"><text:span text:style-name="T251">enu</text:span></text:span><text:span text:style-name="Strong_20_Emphasis"><text:span text:style-name="T133">.</text:span></text:span></text:p>
          </table:table-cell>
        </table:table-row>
        <table:table-row table:style-name="TableLine94392540961440">
          <table:table-cell table:style-name="_33_._5f_Installatie_5f_afronden.A1" office:value-type="string">
            <text:p text:style-name="P60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8">3</text:span></text:span><text:span text:style-name="Strong_20_Emphasis"><text:span text:style-name="T206"> </text:span></text:span><text:span text:style-name="Strong_20_Emphasis"><text:span text:style-name="T259">Installatie</text:span></text:span><text:span text:style-name="Strong_20_Emphasis"><text:span text:style-name="T260"> </text:span></text:span><text:span text:style-name="Strong_20_Emphasis"><text:span text:style-name="T261">afrond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.</text:span></text:span></text:p>
          </table:table-cell>
        </table:table-row>
        <table:table-row table:style-name="TableLine94392540962224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392540963008">
          <table:table-cell table:style-name="_33_._5f_Installatie_5f_afronden.A1" office:value-type="string">
            <text:p text:style-name="P89"><text:span text:style-name="Strong_20_Emphasis"><text:span text:style-name="T118"><text:s/></text:span></text:span><text:span text:style-name="Strong_20_Emphasis"><text:span text:style-name="T169"><draw:control text:anchor-type="as-char" draw:z-index="22" draw:name="Vorm 1" draw:style-name="gr1" draw:text-style-name="P103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8">Herstart de computer.</text:p>
          </table:table-cell>
        </table:table-row>
      </table:table>
      <text:p text:style-name="P55"><text:span text:style-name="Strong_20_Emphasis"><text:span text:style-name="T85"><text:tab/></text:span></text:span></text:p>
      <text:p text:style-name="P56"><text:span text:style-name="Strong_20_Emphasis"><text:span text:style-name="T139"/></text:span></text:p>
      <text:p text:style-name="P57"><text:span text:style-name="Strong_20_Emphasis"><text:span text:style-name="T126"/></text:span></text:p>
      <text:list xml:id="list82722917990490" text:continue-numbering="true" text:style-name="L1">
        <text:list-item>
          <text:p text:style-name="P102"><text:span text:style-name="Strong_20_Emphasis"><text:span text:style-name="T431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392540963712">
          <table:table-cell table:style-name="Tabel2.A1" office:value-type="string">
            <text:p text:style-name="P69"><text:span text:style-name="Strong_20_Emphasis"><text:span text:style-name="T118"><text:s/></text:span></text:span><text:span text:style-name="Strong_20_Emphasis"><text:span text:style-name="T169"><draw:control text:anchor-type="as-char" draw:z-index="18" draw:name="Vorm40_0" draw:style-name="gr1" draw:text-style-name="P103" svg:width="0.35cm" svg:height="0.35cm" draw:control="control19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36">gebruiker</text:span></text:span><text:span text:style-name="Strong_20_Emphasis"><text:span text:style-name="T156"><text:note text:id="ftn9" text:note-class="footnote"><text:note-citation>1</text:note-citation><text:note-body><text:p text:style-name="P86"><text:span text:style-name="User_20_Entry"><text:span text:style-name="T280">E</text:span></text:span><text:span text:style-name="User_20_Entry"><text:span text:style-name="T281">ventuele extra </text:span></text:span><text:span text:style-name="User_20_Entry"><text:span text:style-name="T282">gebruiker</text:span></text:span><text:span text:style-name="User_20_Entry"><text:span text:style-name="T281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39254106897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392541080752">
          <table:table-cell table:style-name="Tabel2.A1" office:value-type="string">
            <text:p text:style-name="P77"><text:span text:style-name="Strong_20_Emphasis"><text:span text:style-name="T118"><text:s/></text:span></text:span><text:span text:style-name="Strong_20_Emphasis"><text:span text:style-name="T169"><draw:control text:anchor-type="as-char" draw:z-index="20" draw:name="Vorm40_2" draw:style-name="gr1" draw:text-style-name="P103" svg:width="0.35cm" svg:height="0.35cm" draw:control="control21"/></text:span></text:span></text:p>
          </table:table-cell>
          <table:table-cell table:style-name="Tabel2.A1" office:value-type="string">
            <text:p text:style-name="P23"><text:span text:style-name="Strong_20_Emphasis"><text:span text:style-name="T157">R</text:span></text:span><text:span text:style-name="Strong_20_Emphasis"><text:span text:style-name="T158">icht </text:span></text:span><text:span text:style-name="Strong_20_Emphasis"><text:span text:style-name="T159">de </text:span></text:span><text:span text:style-name="Definition"><text:span text:style-name="T6">gebruiker</text:span></text:span><text:span text:style-name="Strong_20_Emphasis"><text:span text:style-name="T158"> </text:span></text:span><text:span text:style-name="Strong_20_Emphasis"><text:span text:style-name="T160">in </text:span></text:span><text:span text:style-name="Strong_20_Emphasis"><text:span text:style-name="T119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 text:id="ftn10" text:note-class="footnote"><text:note-citation>2</text:note-citation><text:note-body><text:p text:style-name="P82"><text:span text:style-name="T286">D</text:span>e <text:span text:style-name="T423">Super</text:span>-toets <text:span text:style-name="T286">is </text:span>de Windows<text:span text:style-name="T427">-</text:span><text:span text:style-name="T422">toets</text:span>, <text:span text:style-name="T427">C</text:span>ommand-<text:span text:style-name="T422">toets</text:span>, of <text:span text:style-name="T427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4">men</text:span></text:span><text:span text:style-name="Strong_20_Emphasis"><text:span text:style-name="T209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50">Installatiem</text:span></text:span><text:span text:style-name="Strong_20_Emphasis"><text:span text:style-name="T251">enu</text:span></text:span><text:span text:style-name="Strong_20_Emphasis"><text:span text:style-name="T133">.</text:span></text:span></text:p>
          </table:table-cell>
        </table:table-row>
        <table:table-row table:style-name="TableLine94392541070720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8">4 </text:span></text:span><text:span text:style-name="Strong_20_Emphasis"><text:span text:style-name="T215">Gebruiker inricht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</text:span></text:span><text:span text:style-name="Strong_20_Emphasis"><text:span text:style-name="T207">.</text:span></text:span></text:p>
          </table:table-cell>
        </table:table-row>
        <table:table-row table:style-name="TableLine94392541099152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/>
          </table:table-cell>
        </table:table-row>
        <table:table-row table:style-name="TableLine94392541079776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8"><draw:control text:anchor-type="as-char" draw:z-index="26" draw:name="Vorm40_ 2" draw:style-name="gr1" draw:text-style-name="P103" svg:width="0.35cm" svg:height="0.35cm" draw:control="control27"/></text:span></text:span></text:p>
          </table:table-cell>
          <table:table-cell table:style-name="Tabel2.A1" office:value-type="string">
            <text:p text:style-name="P94">Wijzig <text:span text:style-name="T463">indien gewenst </text:span><text:span text:style-name="T458">de g</text:span>ebruikersfoto <text:span text:style-name="T457">v</text:span><text:span text:style-name="T449">ia </text:span><text:span text:style-name="T450">een druk op </text:span><text:span text:style-name="T449">d</text:span><text:span text:style-name="T341">e </text:span><text:span text:style-name="T342">Super</text:span><text:span text:style-name="T341">-toets</text:span><text:span text:style-name="T358"><text:note-ref text:note-class="footnote" text:reference-format="text" text:ref-name="ftn10">2</text:note-ref></text:span><text:span text:style-name="T341">, </text:span><text:span text:style-name="T343">zoek </text:span><text:span text:style-name="T338">gebr</text:span><text:span text:style-name="T343"> en klik achter </text:span><text:span text:style-name="T337">Instellingen</text:span><text:span text:style-name="T343"> op </text:span><text:span text:style-name="T338">Gebruikers</text:span><text:span text:style-name="T341">.</text:span></text:p>
            <text:p text:style-name="P93"><text:span text:style-name="T344">Klik op </text:span><text:span text:style-name="Strong_20_Emphasis"><text:span text:style-name="T304">Ontgrendelen</text:span></text:span><text:span text:style-name="T344">.</text:span></text:p>
            <text:p text:style-name="P93"><text:span text:style-name="T344">Klik op afbeelding voor </text:span><text:span text:style-name="Definition"><text:span text:style-name="T7">gebruiker</text:span></text:span><text:span text:style-name="T344">.</text:span></text:p>
            <text:p text:style-name="P95"><text:span text:style-name="T344">Klik op </text:span><text:span text:style-name="Strong_20_Emphasis"><text:span text:style-name="T304">Selecteer een bestand</text:span></text:span><text:span text:style-name="T344">.</text:span><text:span text:style-name="T341"><text:line-break/></text:span><text:span text:style-name="T347">Selecteer </text:span><text:span text:style-name="T348">indien aanwezig</text:span><text:span text:style-name="T345"> </text:span><text:span text:style-name="T335">Gebruikersfoto</text:span><text:span text:style-name="T345"> </text:span><text:span text:style-name="T346">in</text:span><text:span text:style-name="T345"> </text:span><text:span text:style-name="T339">Persoonlijke map</text:span><text:span text:style-name="T345"> / </text:span><text:span text:style-name="T339">kz-</text:span><text:span text:style-name="T340">data</text:span><text:span text:style-name="T320">.</text:span></text:p>
          </table:table-cell>
        </table:table-row>
        <table:table-row table:style-name="TableLine94392541058240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0"/>
          </table:table-cell>
        </table:table-row>
        <table:table-row table:style-name="TableLine94392541075824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8"><draw:control text:anchor-type="as-char" draw:z-index="21" draw:name="Vorm40_1" draw:style-name="gr1" draw:text-style-name="P103" svg:width="0.35cm" svg:height="0.35cm" draw:control="control22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1"/></text:span></text:p>
      <text:p text:style-name="P40"/>
      <text:p text:style-name="P46"><text:span text:style-name="T295">E</text:span><text:span text:style-name="T296">inde c</text:span><text:span text:style-name="T297">hecklist, </text:span><text:span text:style-name="T298">d</text:span><text:span text:style-name="T297">e installatie van </text:span><text:span text:style-name="T297"><text:reference-ref text:reference-format="text" text:ref-name="Distributie">Ubuntu</text:reference-ref></text:span><text:span text:style-name="T297"><text:s/></text:span><text:span text:style-name="T299"><text:reference-ref text:reference-format="text" text:ref-name="Versie">22.04</text:reference-ref></text:span><text:span text:style-name="Strong_20_Emphasis"><text:span text:style-name="T318"><text:s/></text:span></text:span><text:span text:style-name="Strong_20_Emphasis"><text:span text:style-name="T319">LTS</text:span></text:span><text:span text:style-name="T49"> </text:span><text:span text:style-name="T297"><text:reference-ref text:reference-format="text" text:ref-name="Editie">desktop</text:reference-ref></text:span><text:span text:style-name="T297"><text:s/>is voltooid.</text:span></text:p>
      <text:p text:style-name="P18"/>
      <text:p text:style-name="P6"><text:span text:style-name="T177">Geschreven</text:span><text:span text:style-name="T93"> door Karel Zimmer &lt;</text:span><text:a xlink:type="simple" xlink:href="mailto:info@karelzimmer.nl" text:style-name="Internet_20_link" text:visited-style-name="Visited_20_Internet_20_Link"><text:span text:style-name="T442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7-09T08:27:22.139773000">09-07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09T08:27:21.977874988</dc:date>
    <meta:keyword>Installatie</meta:keyword>
    <meta:keyword>Checklist</meta:keyword>
    <meta:keyword>Linux</meta:keyword>
    <meta:editing-cycles>6448</meta:editing-cycles>
    <meta:editing-duration>P11DT8H1M6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26" meta:character-count="5712" meta:non-whitespace-character-count="4917"/>
    <meta:user-defined meta:name="Info 1"/>
    <meta:user-defined meta:name="Info 2"/>
    <meta:user-defined meta:name="Info 3"/>
    <meta:user-defined meta:name="Info 4"/>
  </office:meta>
</office:document-meta>
</file>